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P13" style:family="paragraph" style:parent-style-name="Standard">
      <style:paragraph-properties fo:text-align="justify" style:justify-single-word="false"/>
      <style:text-properties fo:language="en" fo:country="US" officeooo:rsid="0010b0e3" officeooo:paragraph-rsid="0010b0e3"/>
    </style:style>
    <style:style style:name="P14" style:family="paragraph" style:parent-style-name="Standard">
      <style:paragraph-properties fo:text-align="justify" style:justify-single-word="false"/>
      <style:text-properties fo:language="en" fo:country="US" officeooo:rsid="0012c7e5" officeooo:paragraph-rsid="0012c7e5"/>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fo:font-style="normal" officeooo:rsid="0011e063" style:font-style-asian="normal" style:font-style-complex="normal"/>
    </style:style>
    <style:style style:name="T14" style:family="text">
      <style:text-properties officeooo:rsid="00088ceb"/>
    </style:style>
    <style:style style:name="T15" style:family="text">
      <style:text-properties officeooo:rsid="000a2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4">Europeans willing to engage in agriculture and home manufacturing to emigrate, and discuraged those with dreams of English-like industrialization.</text:span><text:span text:style-name="T14"><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5">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5"><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9"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10" text:note-class="footnote"><text:note-citation>10</text:note-citation><text:note-body><text:p text:style-name="Footnote"/></text:note-body></text:note></text:span></text:p>
      <text:p text:style-name="P11"/>
      <text:p text:style-name="P12"><text:span text:style-name="T4">F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span></text:p>
      <text:p text:style-name="P12"/>
      <text:p text:style-name="P13"><text:span text:style-name="T4">For most of the colonial period, official British policy encouraged raiding continental Europoe for migrants to North America. Parliament and the crown allocated substantial sums to assist Protestant refugees. Alarmed by the outflow of people, every eighteenth century European government enacted anti-emigration laws. Unfavorable traveler's accounts were published to discourage those who migth consider moving to North America. One such tract warned prospective migrants that economic distress often forced German immigrants to “give away their minor children” who “never see or meet their fathers, mothers, brothers, or sisters again.” Those who “suffer themselves to be persuaded and enticed away by the man-thieves,” it cried, would join the miserable and wretched life of other German </text:span><text:soft-page-break/><text:span text:style-name="T4">immigrants. In Germany, rulers required that emigrants get permission to leave and demanded payment for the right to be free of feudal lords. These efforts failed to stem the tide, as some 125.000 German immigrants came to North America in the eighteenth century.</text:span><text:span text:style-name="T4"><text:note text:id="ftn0" text:note-class="footnote"><text:note-citation>11</text:note-citation><text:note-body><text:p text:style-name="Footnote"/></text:note-body></text:note></text:span></text:p>
      <text:p text:style-name="P13"/>
      <text:p text:style-name="P13"><text:span text:style-name="T4">From the British perspective, the restrictions on the migration of skilled artisans which had been on the books since the late seventeenth century applied only to artisans moving to foreign countries. Since the colonies were considered an integral part of the Empire, there were no constitutional grounds to prevent English artisans from settling in America. Yet, the crown and Parliament realized that allowing the colonies to develop their industrial technology could undermine the foundations of the mercantile arrangement. Parliament began in 1718 to pass legislation to curb the migration of artisans to the colonies. The centrality of workers to technology diffusion meant that unless the migration of skilled artisans was halted, British efforts to check colonial industrial development were doomed.</text:span><text:span text:style-name="T4"><text:note text:id="ftn11" text:note-class="footnote"><text:note-citation>12</text:note-citation><text:note-body><text:p text:style-name="Footnote"/></text:note-body></text:note></text:span></text:p>
      <text:p text:style-name="P13"/>
      <text:p text:style-name="P13"><text:span text:style-name="T4">Technological breakthroughs in Britain coincided with the rising tensions between the colonies and the metropolis. James Hargreaves's spinning jenny and Richard Arkwright's water frame, developed and patented in the late 1760s, signaled the new age of industrial innovation just after the 1763 </text:span><text:span text:style-name="T13">Peace of Paris, which concluded the French and Indian War, cemented England's position as the dominant European power and simultaneously marked the beginning of the conflict between Parliament and the North American colonies.</text:span><text:span text:style-name="T13"><text:note text:id="ftn12" text:note-class="footnote"><text:note-citation>13</text:note-citation><text:note-body><text:p text:style-name="Footnote"/></text:note-body></text:note></text:span><text:span text:style-name="T13"> And as the metropolis and peripheries evolved from complementary parts of a single whole into political adversaries, British writers and politicians began to question the wisdom of allowing emigration. English writers recognized that England had reached its dominant industrial position largely because it had managed to entice foreign workers to immigrate. Robert Wallace, for example, writing 1764, attributed Britain's powerful international standing to its absorption of skilled French immigrants. The Protestant artisans expelled by Louis XIV “made a prodigious addition to the trade and manufactures of England, and was to France such an error in politicks, that it will probably never recover.” He urged the crown not allow this patters to repeat itself in its relations with its North American colonies. Some unfavorable travelers' accounts were published to discourage migration. A reverend who had sojourned in the middle colonies in 1759-60 announced that while he had found a certain degree of happiness, the idea that the heart of the British Empire was moving westward “was illusory and fallacious.”</text:span><text:span text:style-name="T13"><text:note text:id="ftn13" text:note-class="footnote"><text:note-citation>14</text:note-citation><text:note-body><text:p text:style-name="Footnote"/></text:note-body></text:note></text:span></text:p>
      <text:p text:style-name="P13"/>
      <text:p text:style-name="P14"><text:span text:style-name="T13">O</text:span><text:span text:style-name="T4">n the political front, the earl of Hillsborough, who in 1763 became the president of the Board of Trade and in 1768 the secretary of state for the colonies, set out to stop emigration to Ame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12T11:47:40.288224703</dc:date>
    <dc:creator>Guillermo Lengemann</dc:creator>
    <meta:editing-duration>PT20M10S</meta:editing-duration>
    <meta:editing-cycles>8</meta:editing-cycles>
    <meta:generator>LibreOffice/4.2.6.2$Linux_X86_64 LibreOffice_project/420m0$Build-2</meta:generator>
    <meta:document-statistic meta:table-count="0" meta:image-count="0" meta:object-count="0" meta:page-count="5" meta:paragraph-count="19" meta:word-count="2930" meta:character-count="19209" meta:non-whitespace-character-count="16296"/>
  </office:meta>
</office:document-meta>
</file>